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1">
      <style:text-properties officeooo:rsid="00128762" officeooo:paragraph-rsid="00128762"/>
    </style:style>
    <style:style style:name="P2" style:family="paragraph" style:parent-style-name="Standard" style:list-style-name="L2">
      <style:text-properties fo:font-weight="bold" officeooo:rsid="00128762" officeooo:paragraph-rsid="00128762" style:font-weight-asian="bold" style:font-weight-complex="bold"/>
    </style:style>
    <style:style style:name="P3" style:family="paragraph" style:parent-style-name="Standard" style:list-style-name="L3">
      <style:text-properties fo:font-weight="bold" officeooo:rsid="0015d048" officeooo:paragraph-rsid="0015d048" style:font-weight-asian="bold" style:font-weight-complex="bold"/>
    </style:style>
    <style:style style:name="P4" style:family="paragraph" style:parent-style-name="Standard" style:list-style-name="L2">
      <style:text-properties officeooo:paragraph-rsid="00128762"/>
    </style:style>
    <style:style style:name="T1" style:family="text">
      <style:text-properties fo:font-weight="normal" style:font-weight-asian="normal" style:font-weight-complex="normal"/>
    </style:style>
    <style:style style:name="T2" style:family="text">
      <style:text-properties fo:font-weight="normal" officeooo:rsid="00128762" style:font-weight-asian="normal" style:font-weight-complex="normal"/>
    </style:style>
    <style:style style:name="T3" style:family="text">
      <style:text-properties fo:font-weight="bold" officeooo:rsid="00128762"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47879675" text:style-name="L1">
        <text:list-item>
          <text:p text:style-name="P1">There are two types of merging </text:p>
        </text:list-item>
      </text:list>
      <text:list xml:id="list13324778" text:style-name="L2">
        <text:list-item>
          <text:p text:style-name="P2">Fast forward : <text:span text:style-name="T1">This type of merge can be understand through an example, that if there is a single commit in master branch and then you create dev branch and make two additional commits , so if you want to merge dev changes into master, it will be called as fast forward, as no new commit generated during merging.</text:span></text:p>
        </text:list-item>
        <text:list-item>
          <text:p text:style-name="P4"><text:span text:style-name="T3">Merge Commit <text:s/>: </text:span><text:span text:style-name="T2">If there are new commits in both branches and you merge them, then git will generate another commit regarding difference between two branches.</text:span></text:p>
        </text:list-item>
      </text:list>
      <text:list xml:id="list1562625393" text:style-name="L3">
        <text:list-item>
          <text:p text:style-name="P3">Rebasing : <text:span text:style-name="T1">Rebasing is a kind of branch merge, we can understand it through an example. Suppose we have two branches master and dev, both have multiple commits history. On some stage if you want to rebase dev into master, the command </text:span><text:s/>git rebase dev <text:span text:style-name="T1">you would use and all the commits of dev would be shown us as commits of master, all in a single. This is known as rebasing.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3T20:10:50.418450571</meta:creation-date>
    <dc:date>2020-04-23T20:43:45.559865549</dc:date>
    <meta:editing-duration>PT32M53S</meta:editing-duration>
    <meta:editing-cycles>3</meta:editing-cycles>
    <meta:generator>LibreOffice/6.0.7.3$Linux_X86_64 LibreOffice_project/00m0$Build-3</meta:generator>
    <meta:document-statistic meta:table-count="0" meta:image-count="0" meta:object-count="0" meta:page-count="1" meta:paragraph-count="4" meta:word-count="166" meta:character-count="883" meta:non-whitespace-character-count="721"/>
  </office:meta>
</office:document-meta>
</file>